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00%" fo:background-color="#FFFFFF"/>
    </style:style>
    <style:style style:name="T2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3" style:parent-style-name="Standard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4" style:parent-style-name="Standard" style:family="paragraph">
      <style:paragraph-properties fo:margin-bottom="0in" fo:line-height="100%" fo:background-color="#FFFFFF"/>
    </style:style>
    <style:style style:name="T5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6" style:parent-style-name="Standard" style:family="paragraph">
      <style:paragraph-properties fo:margin-bottom="0in" fo:line-height="100%" fo:background-color="#FFFFFF"/>
    </style:style>
    <style:style style:name="T7" style:parent-style-name="Основнойшрифтабзаца" style:family="text">
      <style:text-properties style:font-name="Arial" style:font-name-asian="Times New Roman" style:font-name-complex="Arial" fo:color="#1155CC" fo:font-size="10pt" style:font-size-asian="10pt" style:font-size-complex="10pt" style:text-underline-type="single" style:text-underline-style="solid" style:text-underline-width="auto" style:text-underline-mode="continuous" style:language-asian="ru" style:country-asian="RU"/>
    </style:style>
    <style:style style:name="T8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T9" style:parent-style-name="Основнойшрифтабзаца" style:family="text">
      <style:text-properties style:font-name="Arial" style:font-name-asian="Times New Roman" style:font-name-complex="Arial" fo:color="#1155CC" fo:font-size="10pt" style:font-size-asian="10pt" style:font-size-complex="10pt" style:text-underline-type="single" style:text-underline-style="solid" style:text-underline-width="auto" style:text-underline-mode="continuous" style:language-asian="ru" style:country-asian="RU"/>
    </style:style>
    <style:style style:name="T10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11" style:parent-style-name="Standard" style:family="paragraph">
      <style:paragraph-properties fo:margin-bottom="0in" fo:line-height="100%" fo:background-color="#FFFFFF"/>
    </style:style>
    <style:style style:name="T12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13" style:parent-style-name="Standard" style:family="paragraph">
      <style:paragraph-properties fo:margin-bottom="0in" fo:line-height="100%" fo:background-color="#FFFFFF"/>
    </style:style>
    <style:style style:name="T14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T15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16" style:parent-style-name="Standard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17" style:parent-style-name="Standard" style:family="paragraph">
      <style:paragraph-properties fo:margin-bottom="0in" fo:line-height="100%" fo:background-color="#FFFFFF"/>
    </style:style>
    <style:style style:name="T18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19" style:parent-style-name="Standard" style:family="paragraph">
      <style:paragraph-properties fo:margin-bottom="0in" fo:line-height="100%" fo:background-color="#FFFFFF"/>
    </style:style>
    <style:style style:name="T20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fo:language="en" fo:country="US" style:language-asian="ru" style:country-asian="RU"/>
    </style:style>
    <style:style style:name="P21" style:parent-style-name="Standard" style:family="paragraph">
      <style:paragraph-properties fo:margin-bottom="0in" fo:line-height="100%" fo:background-color="#FFFFFF"/>
    </style:style>
    <style:style style:name="T22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23" style:parent-style-name="Standard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24" style:parent-style-name="Standard" style:family="paragraph">
      <style:paragraph-properties fo:margin-bottom="0in" fo:line-height="100%" fo:background-color="#FFFFFF"/>
    </style:style>
    <style:style style:name="T25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T26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27" style:parent-style-name="Standard" style:family="paragraph">
      <style:paragraph-properties fo:margin-bottom="0in" fo:line-height="100%" fo:background-color="#FFFFFF"/>
    </style:style>
    <style:style style:name="T28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29" style:parent-style-name="Standard" style:family="paragraph">
      <style:paragraph-properties fo:margin-bottom="0in" fo:line-height="100%" fo:background-color="#FFFFFF"/>
    </style:style>
    <style:style style:name="T30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31" style:parent-style-name="Standard" style:family="paragraph">
      <style:paragraph-properties fo:margin-bottom="0in" fo:line-height="100%" fo:background-color="#FFFFFF"/>
    </style:style>
    <style:style style:name="T32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33" style:parent-style-name="Standard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34" style:parent-style-name="Standard" style:family="paragraph">
      <style:paragraph-properties fo:margin-bottom="0in" fo:line-height="100%" fo:background-color="#FFFFFF"/>
    </style:style>
    <style:style style:name="T35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T36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37" style:parent-style-name="Standard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  <style:style style:name="P38" style:parent-style-name="Standard" style:family="paragraph">
      <style:paragraph-properties fo:margin-bottom="0in" fo:line-height="100%" fo:background-color="#FFFFFF"/>
    </style:style>
    <style:style style:name="T39" style:parent-style-name="Основнойшрифтабзаца" style:family="text">
      <style:text-properties style:font-name="Arial" style:font-name-asian="Times New Roman" style:font-name-complex="Arial" fo:color="#222222" fo:font-size="10pt" style:font-size-asian="10pt" style:font-size-complex="10pt" style:language-asian="ru" style:country-asian="RU"/>
    </style:style>
  </office:automatic-styles>
  <office:body>
    <office:text text:use-soft-page-breaks="true">
      <text:p text:style-name="P1"><text:span text:style-name="T2">Реализовать сервис сравнения текущих курсов валют с различных источников. </text:span></text:p>
      <text:p text:style-name="P3"/>
      <text:p text:style-name="P4"><text:span text:style-name="T5">В качестве источников использовать:</text:span></text:p>
      <text:p text:style-name="P6"><text:a xlink:href="http://www.cbr.ru/scripts/XML_daily.asp" office:target-frame-name="_top" xlink:show="replace"><text:span text:style-name="T7">http://www.cbr.ru/scripts/XML_daily.asp</text:span></text:a><text:span text:style-name="T8">, </text:span><text:a xlink:href="http://www.ecb.europa.eu/stats/eurofxref/eurofxref-daily.xml" office:target-frame-name="_top" xlink:show="replace"><text:span text:style-name="T9">http://www.ecb.europa.eu/stats/eurofxref/eurofxref-daily.xml</text:span></text:a><text:span text:style-name="T10"> и </text:span></text:p>
      <text:p text:style-name="P11"><text:span text:style-name="T12">курс Альфа-банка.</text:span></text:p>
      <text:p text:style-name="P13"><text:span text:style-name="T14">Желательно предусмотреть возможность добавления новых и</text:span><text:span text:style-name="T15">сточников.</text:span></text:p>
      <text:p text:style-name="P16"/>
      <text:p text:style-name="P17"><text:span text:style-name="T18">Коды валют, курс, которых необходимо получить задаются в виде аргументов командной строки, например:</text:span></text:p>
      <text:p text:style-name="P19"><text:span text:style-name="T20">./exchange_rate.py --orig=’EUR’ --dest=’RUB’</text:span></text:p>
      <text:p text:style-name="P21"><text:span text:style-name="T22">Валюты задаются 3-х буквенным кодом согласно ISO 4217.</text:span></text:p>
      <text:p text:style-name="P23"/>
      <text:p text:style-name="P24"><text:span text:style-name="T25">На выходе в произвольном виде вывести инфо</text:span><text:span text:style-name="T26">рмацию вида:</text:span></text:p>
      <text:p text:style-name="P27"><text:span text:style-name="T28">Источник1, дата на которую установлен курс, 1EUR = xxRUB</text:span></text:p>
      <text:p text:style-name="P29"><text:span text:style-name="T30">Источник2, дата на которую установлен курс, 1EUR = xxRUB</text:span></text:p>
      <text:p text:style-name="P31"><text:span text:style-name="T32">Если курса для заданных валют нет, выводить соответствующее сообщение. </text:span></text:p>
      <text:p text:style-name="P33"/>
      <text:p text:style-name="P34"><text:span text:style-name="T35">Опрос источников нужно проводить асинхронно (с использов</text:span><text:span text:style-name="T36">ание библиотеки gevent). </text:span></text:p>
      <text:p text:style-name="P37"/>
      <text:p text:style-name="P38"><text:span text:style-name="T39">Полученные курсы желательно сохранять в БД  (Postgresql, MySQL) и при повторном запросе возвращать их, без нового обращения к источникам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inf</meta:initial-creator>
    <dc:creator>_</dc:creator>
    <meta:creation-date>2014-12-10T05:43:00Z</meta:creation-date>
    <dc:date>2023-08-27T12:29:00Z</dc:date>
    <meta:template xlink:href="Normal.dotm" xlink:type="simple"/>
    <meta:editing-cycles>1</meta:editing-cycles>
    <meta:editing-duration>PT0S</meta:editing-duration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64" meta:character-count="1101" meta:row-count="7" meta:non-whitespace-character-count="939"/>
  </office:meta>
</office:document-meta>
</file>